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margin-top="0.423cm" fo:margin-bottom="0.212cm"/>
      <style:text-properties style:font-name="Arial" style:font-name-asian="MS Mincho" style:font-name-complex="Tahoma"/>
    </style:style>
    <style:style style:name="P3" style:family="paragraph" style:parent-style-name="Heading_20_2">
      <style:paragraph-properties fo:margin-top="0.423cm" fo:margin-bottom="0.212cm" fo:keep-with-next="always"/>
      <style:text-properties style:font-name="Arial" style:font-name-asian="MS Mincho" style:font-name-complex="Tahoma"/>
    </style:style>
    <style:style style:name="P4" style:family="paragraph" style:parent-style-name="Heading_20_1">
      <style:paragraph-properties fo:text-align="center" style:justify-single-word="false"/>
      <style:text-properties style:font-name="BankGothic Md BT" fo:font-size="54pt" style:font-size-asian="54pt" style:font-size-complex="54pt"/>
    </style:style>
    <style:style style:name="P5" style:family="paragraph" style:parent-style-name="Heading_20_3">
      <style:text-properties fo:font-size="12pt" style:font-size-asian="12pt" style:font-size-complex="12pt"/>
    </style:style>
    <style:style style:name="P6" style:family="paragraph" style:parent-style-name="Heading_20_3">
      <style:paragraph-properties fo:margin-top="0.423cm" fo:margin-bottom="0.212cm" fo:keep-with-next="always"/>
      <style:text-properties style:font-name="Arial" fo:font-size="12pt" style:font-name-asian="MS Mincho" style:font-size-asian="12pt" style:font-name-complex="Tahoma" style:font-size-complex="12pt"/>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4" text:outline-level="1"/>
      <text:h text:style-name="P4" text:outline-level="1"/>
      <text:h text:style-name="P4" text:outline-level="1"/>
      <text:h text:style-name="P4" text:outline-level="1">VINCI'S Tribute</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p text:style-name="P8">VINCI'S Tribute<text:tab/>1</text:p>
          <text:p text:style-name="P10">1Présentation du jeu<text:tab/>3</text:p>
          <text:p text:style-name="P10">2Présentation du monde<text:tab/>3</text:p>
          <text:p text:style-name="P10">3Gameplay<text:tab/>3</text:p>
          <text:p text:style-name="P7">Les personnages<text:tab/>3</text:p>
          <text:p text:style-name="P7">Les armes<text:tab/>3</text:p>
          <text:p text:style-name="P10">4Graphismes<text:tab/>3</text:p>
          <text:p text:style-name="P10">5Programmation<text:tab/>3</text:p>
        </text:index-body>
      </text:table-of-content>
      <text:h text:style-name="Heading_20_2" text:outline-level="2" text:is-list-header="true"/>
      <text:p text:style-name="P1"/>
      <text:h text:style-name="Heading_20_2" text:outline-level="2">Présentation du jeu</text:h>
      <text:p text:style-name="Text_20_body">Le jeu est un FPS possédant des connotations de RPG. </text:p>
      <text:h text:style-name="P3" text:outline-level="2">Présentation du monde</text:h>
      <text:p text:style-name="Text_20_body">Vinci's Tribute se passe dans notre monde (c'est-à-dire sur la Terre) à l'époque du XIXè siècle. Mais le monde à évolué tout à fait différemment par rapport à celui que nous avons connu. En effet, comme le titre l'indique, Leonard de Vinci a changé totalement le cours de l'histoire.</text:p>
      <text:p text:style-name="Text_20_body">Plutôt que d'avoir été trainé dans la poussière avec la chute de son protecteur, il est devenu l'ingénieur de guerre qu'il avait toujours voulu être. En tant que mercenaire, il offre son aide aux plus grands contre rémunération. Son esprit de génie révolutionne alors l'art de la guerre en quelques dizaines d'années. </text:p>
      <text:p text:style-name="Text_20_body">Après sa mort, il lègue au Monde toute sa technologie. Les premiers scientifiques ne sont plus traités de fous mais deviennent de véritables légendes. Ils se regroupent alors en une confrérie et décident de garder leur savoir pour eux, ne vendant leurs créations qu'aux plus offant. La technologie avance à un rythme effréné sans pour autant être bien comprise.</text:p>
      <text:p text:style-name="Text_20_body">En effet, des technologies qui n'auraient pas dûe être présente au même moment cohabitent. Les machines à vapeur apparaissent dès le XVIIè siècle entrainant avec elles l'ère industrielle.</text:p>
      <text:p text:style-name="Text_20_body">La connaissance est l'apanage d'un petit nombre pendant que le peuple assiste à la déchéance du monde. Qu'est-ce que le savoir sans éthique ? </text:p>
      <text:p text:style-name="Text_20_body">Nous sommes au XIXè siècle et le monde n'est que chaos. Toutes les nations sont en guerre pour acquérir de plus grandes connaissances.</text:p>
      <text:h text:style-name="P3" text:outline-level="2">Gameplay</text:h>
      <text:h text:style-name="P5" text:outline-level="3">Les personnages</text:h>
      <text:h text:style-name="P6" text:outline-level="3">Les armes</text:h>
      <text:p text:style-name="P2"/>
      <text:p text:style-name="P2"/>
      <text:h text:style-name="P3" text:outline-level="2">Graphismes</text:h>
      <text:p text:style-name="Text_20_body">Le jeu sera entièrement en 3D et tournera sous le moteur Ogre (ou Irrlicht).</text:p>
      <text:h text:style-name="P3" text:outline-level="2">Programm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Grégoire Naisse</dc:creator>
    <dc:date>2009-05-20T13:40:50</dc:date>
    <meta:editing-cycles>16</meta:editing-cycles>
    <meta:editing-duration>PT19M58S</meta:editing-duration>
    <meta:user-defined meta:name="Info 1"/>
    <meta:user-defined meta:name="Info 2"/>
    <meta:user-defined meta:name="Info 3"/>
    <meta:user-defined meta:name="Info 4"/>
    <meta:document-statistic meta:table-count="0" meta:image-count="0" meta:object-count="0" meta:page-count="3" meta:paragraph-count="25" meta:word-count="302" meta:character-count="1813"/>
  </office:meta>
</office:document-meta>
</file>